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consolas, monaco, monospace"/>
    <style:font-face style:name="apple-system" svg:font-family="apple-system, BlinkMacSystemFont, 'Segoe UI Adjusted', 'Segoe UI', 'Liberation Sans', sans-serif"/>
  </office:font-face-decls>
  <office:automatic-styles>
    <style:style style:name="P1" style:family="paragraph" style:parent-style-name="Preformatted_20_Text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0f9b73" style:font-weight-asian="normal" style:font-weight-complex="normal"/>
    </style:style>
    <style:style style:name="P2" style:family="paragraph" style:parent-style-name="Preformatted_20_Text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1157da" style:font-weight-asian="normal" style:font-weight-complex="normal"/>
    </style:style>
    <style:style style:name="P3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0f18b6" style:font-weight-asian="normal" style:font-weight-complex="normal"/>
    </style:style>
    <style:style style:name="P4" style:family="paragraph" style:parent-style-name="Preformatted_20_Text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1600de" style:font-weight-asian="normal" style:font-weight-complex="normal"/>
    </style:style>
    <style:style style:name="P5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1157da" officeooo:paragraph-rsid="001157da" style:font-weight-asian="normal" style:font-weight-complex="normal"/>
    </style:style>
    <style:style style:name="P6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0b725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0d28e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0f18b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0d28e1" officeooo:paragraph-rsid="000d28e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0f189a" officeooo:paragraph-rsid="000f189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105c46" officeooo:paragraph-rsid="00105c4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normal" officeooo:rsid="001157da" officeooo:paragraph-rsid="001157d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bold" officeooo:rsid="000b725d" officeooo:paragraph-rsid="000b725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variant="normal" fo:text-transform="none" fo:color="#232629" loext:opacity="100%" style:font-name="apple-system" fo:font-size="11.25pt" fo:letter-spacing="normal" fo:font-style="normal" fo:font-weight="bold" officeooo:rsid="000d28e1" officeooo:paragraph-rsid="000d28e1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variant="normal" fo:text-transform="none" fo:color="#232629" loext:opacity="100%" style:text-line-through-style="solid" style:text-line-through-type="single" style:font-name="apple-system" fo:font-size="11.25pt" fo:letter-spacing="normal" fo:font-style="normal" fo:font-weight="normal" officeooo:rsid="0012f916" officeooo:paragraph-rsid="0012f916" style:font-weight-asian="normal" style:font-weight-complex="normal"/>
    </style:style>
    <style:style style:name="P16" style:family="paragraph" style:parent-style-name="Standard">
      <style:text-properties fo:font-variant="normal" fo:text-transform="none" fo:color="#232629" loext:opacity="100%" style:text-line-through-style="solid" style:text-line-through-type="single" style:font-name="apple-system" fo:font-size="11.25pt" fo:letter-spacing="normal" fo:font-style="normal" fo:font-weight="normal" officeooo:rsid="0012f916" officeooo:paragraph-rsid="00141e1a" style:font-weight-asian="normal" style:font-weight-complex="normal"/>
    </style:style>
    <style:style style:name="P17" style:family="paragraph" style:parent-style-name="Standard">
      <style:text-properties fo:font-variant="normal" fo:text-transform="none" fo:color="#232629" loext:opacity="100%" style:text-line-through-style="solid" style:text-line-through-type="single" style:font-name="apple-system" fo:font-size="11.25pt" fo:letter-spacing="normal" fo:font-style="normal" fo:font-weight="normal" officeooo:rsid="001472d1" officeooo:paragraph-rsid="001472d1" style:font-weight-asian="normal" style:font-weight-complex="normal"/>
    </style:style>
    <style:style style:name="P18" style:family="paragraph" style:parent-style-name="Standard">
      <style:text-properties fo:font-variant="normal" fo:text-transform="none" fo:color="#232629" loext:opacity="100%" style:text-line-through-style="none" style:text-line-through-type="none" style:font-name="apple-system" fo:font-size="11.25pt" fo:letter-spacing="normal" fo:font-style="normal" fo:font-weight="normal" officeooo:rsid="0012f916" officeooo:paragraph-rsid="0012f916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variant="normal" fo:text-transform="none" fo:color="#232629" loext:opacity="100%" style:text-line-through-style="none" style:text-line-through-type="none" style:font-name="apple-system" fo:font-size="11.25pt" fo:letter-spacing="normal" fo:font-style="normal" fo:font-weight="normal" officeooo:rsid="0012f916" officeooo:paragraph-rsid="00141e1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variant="normal" fo:text-transform="none" fo:color="#232629" loext:opacity="100%" style:text-line-through-style="none" style:text-line-through-type="none" style:font-name="apple-system" fo:font-size="11.25pt" fo:letter-spacing="normal" fo:font-style="normal" fo:font-weight="normal" officeooo:rsid="00141e1a" officeooo:paragraph-rsid="00141e1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variant="normal" fo:text-transform="none" fo:color="#232629" loext:opacity="100%" style:text-line-through-style="none" style:text-line-through-type="none" style:font-name="apple-system" fo:font-size="11.25pt" fo:letter-spacing="normal" fo:font-style="normal" fo:font-weight="normal" officeooo:rsid="001472d1" officeooo:paragraph-rsid="001472d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variant="normal" fo:text-transform="none" fo:color="#232629" loext:opacity="100%" style:text-line-through-style="none" style:text-line-through-type="none" style:font-name="apple-system" fo:font-size="11.25pt" fo:letter-spacing="normal" fo:font-style="normal" fo:font-weight="bold" officeooo:rsid="001472d1" officeooo:paragraph-rsid="001472d1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variant="normal" fo:text-transform="none" fo:color="#393f49" loext:opacity="100%" style:font-name="Roboto Mono" fo:font-size="10.5pt" fo:letter-spacing="normal" fo:font-style="normal" fo:font-weight="bold" officeooo:rsid="0008b5a8" officeooo:paragraph-rsid="0008b5a8" style:font-style-asian="normal" style:font-style-complex="normal"/>
    </style:style>
    <style:style style:name="P24" style:family="paragraph" style:parent-style-name="Standard">
      <style:text-properties fo:font-variant="normal" fo:text-transform="none" fo:color="#393f49" loext:opacity="100%" style:font-name="Roboto Mono" fo:font-size="10.5pt" fo:letter-spacing="normal" fo:font-style="normal" fo:font-weight="bold" officeooo:rsid="000b725d" officeooo:paragraph-rsid="000b725d" style:font-style-asian="normal" style:font-style-complex="normal"/>
    </style:style>
    <style:style style:name="P25" style:family="paragraph" style:parent-style-name="Standard">
      <style:text-properties officeooo:rsid="000667f6" officeooo:paragraph-rsid="000667f6"/>
    </style:style>
    <style:style style:name="P26" style:family="paragraph" style:parent-style-name="Standard">
      <style:text-properties officeooo:rsid="0006a400" officeooo:paragraph-rsid="0006a400"/>
    </style:style>
    <style:style style:name="P27" style:family="paragraph" style:parent-style-name="Standard">
      <style:text-properties officeooo:rsid="0006daf6" officeooo:paragraph-rsid="0006daf6"/>
    </style:style>
    <style:style style:name="P28" style:family="paragraph" style:parent-style-name="Standard">
      <style:text-properties officeooo:paragraph-rsid="0006daf6"/>
    </style:style>
    <style:style style:name="P29" style:family="paragraph" style:parent-style-name="Standard">
      <style:text-properties fo:font-weight="bold" officeooo:rsid="0006daf6" officeooo:paragraph-rsid="0006daf6" style:font-weight-asian="bold" style:font-weight-complex="bold"/>
    </style:style>
    <style:style style:name="P30" style:family="paragraph" style:parent-style-name="Standard">
      <style:text-properties officeooo:rsid="0008b5a8" officeooo:paragraph-rsid="0008b5a8"/>
    </style:style>
    <style:style style:name="P31" style:family="paragraph" style:parent-style-name="Standard">
      <style:text-properties fo:font-style="normal" officeooo:rsid="0008b5a8" officeooo:paragraph-rsid="0008b5a8" style:font-style-asian="normal" style:font-style-complex="normal"/>
    </style:style>
    <style:style style:name="P32" style:family="paragraph" style:parent-style-name="Preformatted_20_Text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0f9b73" style:font-weight-asian="normal" style:font-weight-complex="normal"/>
    </style:style>
    <style:style style:name="P33" style:family="paragraph" style:parent-style-name="Preformatted_20_Text">
      <style:text-properties fo:font-variant="normal" fo:text-transform="none" fo:color="#232629" loext:opacity="100%" style:font-name="apple-system" fo:font-size="11.25pt" fo:letter-spacing="normal" fo:font-style="normal" fo:font-weight="normal" officeooo:rsid="000b725d" officeooo:paragraph-rsid="0016e0da" style:font-weight-asian="normal" style:font-weight-complex="normal"/>
    </style:style>
    <style:style style:name="T1" style:family="text">
      <style:text-properties officeooo:rsid="0006daf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f18b6" style:font-style-asian="normal" style:font-style-complex="normal"/>
    </style:style>
    <style:style style:name="T5" style:family="text">
      <style:text-properties officeooo:rsid="000f9b73" style:font-style-asian="normal" style:font-style-complex="normal"/>
    </style:style>
    <style:style style:name="T6" style:family="text">
      <style:text-properties style:text-line-through-style="none" style:text-line-through-type="none" style:font-style-asian="normal" style:font-style-complex="normal"/>
    </style:style>
    <style:style style:name="T7" style:family="text">
      <style:text-properties style:text-line-through-style="none" style:text-line-through-type="none" officeooo:rsid="000f9b73" style:font-style-asian="normal" style:font-style-complex="normal"/>
    </style:style>
    <style:style style:name="T8" style:family="text">
      <style:text-properties style:text-line-through-style="none" style:text-line-through-type="none" officeooo:rsid="00141e1a" style:font-style-asian="normal" style:font-style-complex="normal"/>
    </style:style>
    <style:style style:name="T9" style:family="text">
      <style:text-properties style:text-line-through-style="none" style:text-line-through-type="none" officeooo:rsid="000f18b6" style:font-style-asian="normal" style:font-style-complex="normal"/>
    </style:style>
    <style:style style:name="T10" style:family="text">
      <style:text-properties style:text-line-through-style="none" style:text-line-through-type="none" officeooo:rsid="001600de" style:font-style-asian="normal" style:font-style-complex="normal"/>
    </style:style>
    <style:style style:name="T11" style:family="text">
      <style:text-properties style:text-line-through-style="none" style:text-line-through-type="none" style:font-name="apple-system" officeooo:rsid="000f9b73" style:font-style-asian="normal" style:font-style-complex="normal"/>
    </style:style>
    <style:style style:name="T12" style:family="text">
      <style:text-properties style:text-line-through-style="none" style:text-line-through-type="none" style:font-name="apple-system" officeooo:rsid="001157da" style:font-style-asian="normal" style:font-style-complex="normal"/>
    </style:style>
    <style:style style:name="T13" style:family="text">
      <style:text-properties style:text-line-through-style="none" style:text-line-through-type="none" style:font-name="apple-system" officeooo:rsid="001600de" style:font-style-asian="normal" style:font-style-complex="normal"/>
    </style:style>
    <style:style style:name="T14" style:family="text">
      <style:text-properties style:text-line-through-style="none" style:text-line-through-type="none" style:font-name="apple-system" officeooo:rsid="0016e0da" style:font-style-asian="normal" style:font-style-complex="normal"/>
    </style:style>
    <style:style style:name="T15" style:family="text">
      <style:text-properties style:text-line-through-style="none" style:text-line-through-type="none" style:font-name="apple-system" fo:font-weight="bold" officeooo:rsid="001600de" style:font-style-asian="normal" style:font-weight-asian="bold" style:font-style-complex="normal" style:font-weight-complex="bold"/>
    </style:style>
    <style:style style:name="T16" style:family="text">
      <style:text-properties style:text-line-through-style="none" style:text-line-through-type="none" style:font-name="apple-system" fo:font-weight="bold" officeooo:rsid="0016e0da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ocker Pipeline.</text:p>
      <text:p text:style-name="P25"/>
      <text:p text:style-name="P25">On my PopOS</text:p>
      <text:p text:style-name="P25"/>
      <text:p text:style-name="P26">I must install docker.</text:p>
      <text:p text:style-name="P26">I must install git</text:p>
      <text:p text:style-name="P26"/>
      <text:p text:style-name="P26"/>
      <text:p text:style-name="P26">sudo apt update</text:p>
      <text:p text:style-name="P26">sudo apt upgrade</text:p>
      <text:p text:style-name="P26"/>
      <text:p text:style-name="P29">Install docker</text:p>
      <text:p text:style-name="P27">sudo apt update</text:p>
      <text:p text:style-name="P27"># Add certificates</text:p>
      <text:p text:style-name="P28">sudo apt install  ca-certificates  curl  gnupg  lsb-release</text:p>
      <text:p text:style-name="P27"/>
      <text:p text:style-name="P28"><text:span text:style-name="T1">#</text:span>Download the GPG key of the Docker from its website and add it to the repository of Pop!_OS:</text:p>
      <text:p text:style-name="P28">curl -fsSL https://download.docker.com/linux/ubuntu/gpg | sudo gpg --dearmor -o /usr/share/keyrings/docker-archive-keyring.gpg</text:p>
      <text:p text:style-name="P27"/>
      <text:p text:style-name="P27"># add dockers stable repo</text:p>
      <text:p text:style-name="P27">echo  "deb [arch=$(dpkg --print-architecture) signed-by=/usr/share/keyrings/docker-archive-keyring.gpg] https://download.docker.com/linux/ubuntu   $(lsb_release -cs) stable" | sudo tee /etc/apt/sources.list.d/docker.list &gt; /dev/null</text:p>
      <text:p text:style-name="P27"/>
      <text:p text:style-name="P27"># update repo again</text:p>
      <text:p text:style-name="P27">sudo apt update</text:p>
      <text:p text:style-name="P27"/>
      <text:p text:style-name="P27">#install the latest version of Dockers on Pop!_Os</text:p>
      <text:p text:style-name="P27">sudo apt install docker-ce docker-ce-cli containerd.io -y</text:p>
      <text:p text:style-name="P27"/>
      <text:p text:style-name="P30"># This caused all sorts of grief.</text:p>
      <text:p text:style-name="P30"># Finally fixed by going to </text:p>
      <text:p text:style-name="P30"><text:a xlink:type="simple" xlink:href="https://www.educba.com/docker-storage-drivers/" text:style-name="Internet_20_link" text:visited-style-name="Visited_20_Internet_20_Link">https://www.educba.com/docker-storage-drivers/</text:a></text:p>
      <text:p text:style-name="P30">and created /<text:span text:style-name="T2">etc/docker/daemon.json as</text:span></text:p>
      <text:p text:style-name="P31">{ “storage-driver”:”overlay2” }</text:p>
      <text:p text:style-name="P31"/>
      <text:p text:style-name="P23"/>
      <text:p text:style-name="P24">Move port for already installed jenkins</text:p>
      <text:p text:style-name="P6">open the file /usr/lib/systemd/system/jenkins.service</text:p>
      <text:p text:style-name="P6">Change the following line:</text:p>
      <text:p text:style-name="P6"><text:tab/>Environment="JENKINS_PORT=8080"</text:p>
      <text:p text:style-name="P6">To:</text:p>
      <text:p text:style-name="P6"><text:tab/>Environment="JENKINS_PORT=8079"</text:p>
      <text:p text:style-name="P6"/>
      <text:p text:style-name="P6">reload daemon cfg</text:p>
      <text:p text:style-name="P6"><text:tab/>systemctl daemon-reload</text:p>
      <text:p text:style-name="P6">Restart daemon</text:p>
      <text:p text:style-name="P6"><text:tab/>systemctl restart jenklins</text:p>
      <text:p text:style-name="P6"/>
      <text:p text:style-name="P6"/>
      <text:p text:style-name="P6"/>
      <text:p text:style-name="P6"/>
      <text:p text:style-name="P13"><text:soft-page-break/>Get the jenkins container</text:p>
      <text:p text:style-name="P6"/>
      <text:p text:style-name="P6">docker run -p 8080:8080 -p 50000:50000 --restart=on-failure jenkins/jenkins:lts-jdk11</text:p>
      <text:p text:style-name="P6"/>
      <text:p text:style-name="P14">To stop the jenkins</text:p>
      <text:p text:style-name="P9">docker run -p 8080:8080 -p 50000:50000 jenkins/jenkins:lts-jdk11</text:p>
      <text:p text:style-name="P7"/>
      <text:p text:style-name="P7"/>
      <text:p text:style-name="P9">We have a github <text:s/>user for simplilearn</text:p>
      <text:p text:style-name="P9">FranklinDavis1006</text:p>
      <text:p text:style-name="P9"/>
      <text:p text:style-name="P10">The old token was about to expire (3 days). <text:s text:c="2"/>Created a new one for 60 days. <text:s/>Not full permissions but repo access.</text:p>
      <text:p text:style-name="P10"/>
      <text:p text:style-name="P10"/>
      <text:p text:style-name="P10">4b62fa204095434e980c27da4511d58d</text:p>
      <text:p text:style-name="P10"/>
      <text:p text:style-name="P8">docker run -p 8080:8080 -p 50000:50000 --restart=on-failure jenkins/jenkins:lts-jdk11</text:p>
      <text:p text:style-name="P8"/>
      <text:p text:style-name="P11"># I create a local /home/fedavis/dockervol/jenkins to keep the local configuration</text:p>
      <text:p text:style-name="P11"># info for jenkins for persistence.</text:p>
      <text:p text:style-name="P11"/>
      <text:p text:style-name="P3"><text:span text:style-name="T3">-- </text:span><text:span text:style-name="T5">Add -d if you want to run as a daemon</text:span></text:p>
      <text:p text:style-name="P1"><text:span text:style-name="Source_20_Text"><text:span text:style-name="T3">docker run --privileged --name='jenkins' -p </text:span></text:span><text:span text:style-name="Source_20_Text"><text:span text:style-name="T4">8080</text:span></text:span><text:span text:style-name="Source_20_Text"><text:span text:style-name="T3">:8080 -p 50000:50000 -</text:span></text:span><text:span text:style-name="Source_20_Text"><text:span text:style-name="T11">v /home/fedavis/dockervol/jenkins:/var/jenkins_home jenkins/jenkins:lts-jdk11</text:span></text:span></text:p>
      <text:p text:style-name="P1"><text:span text:style-name="Source_20_Text"><text:span text:style-name="T11"/></text:span></text:p>
      <text:p text:style-name="P4"><text:span text:style-name="Source_20_Text"><text:span text:style-name="T15">Additional research</text:span></text:span></text:p>
      <text:p text:style-name="P4"><text:span text:style-name="Source_20_Text"><text:span text:style-name="T13">I found that the jenkins container was going to have to have docker installed.</text:span></text:span></text:p>
      <text:p text:style-name="P4"><text:span text:style-name="Source_20_Text"><text:span text:style-name="T13">So I used FROM as jenkins/jenkins:lts-jdk11</text:span></text:span></text:p>
      <text:p text:style-name="P4"><text:span text:style-name="Source_20_Text"><text:span text:style-name="T13">Then followed:</text:span></text:span></text:p>
      <text:p text:style-name="P4"><text:a xlink:type="simple" xlink:href="https://kevalnagda.github.io/jenkins-git-docker-image" text:style-name="Internet_20_link" text:visited-style-name="Visited_20_Internet_20_Link"><text:span text:style-name="Source_20_Text"><text:span text:style-name="T13">https://kevalnagda.github.io/jenkins-git-docker-image</text:span></text:span></text:a><text:span text:style-name="Source_20_Text"><text:span text:style-name="T13"> but removed the =17.12.1</text:span></text:span></text:p>
      <text:p text:style-name="P4"><text:span text:style-name="Source_20_Text"><text:span text:style-name="T13">Built with a docker file in the folder</text:span></text:span></text:p>
      <text:p text:style-name="P4"><text:a xlink:type="simple" xlink:href="mailto:root@pop-os" text:style-name="Internet_20_link" text:visited-style-name="Visited_20_Internet_20_Link"><text:span text:style-name="Source_20_Text"><text:span text:style-name="T13">root@pop-os</text:span></text:span></text:a><text:span text:style-name="Source_20_Text"><text:span text:style-name="T13">:/home/fedavis/Course1Project2/Course1Proj2Jenkins#</text:span></text:span></text:p>
      <text:p text:style-name="P4"><text:span text:style-name="Source_20_Text"><text:span text:style-name="T13"/></text:span></text:p>
      <text:p text:style-name="P4"><text:span text:style-name="Source_20_Text"><text:span text:style-name="T13"/></text:span></text:p>
      <text:p text:style-name="P4"><text:span text:style-name="Source_20_Text"><text:span text:style-name="T6">docker run --privileged --name='jenkins</text:span></text:span><text:span text:style-name="Source_20_Text"><text:span text:style-name="T10">wdoc</text:span></text:span><text:span text:style-name="Source_20_Text"><text:span text:style-name="T6">' -p </text:span></text:span><text:span text:style-name="Source_20_Text"><text:span text:style-name="T9">8080</text:span></text:span><text:span text:style-name="Source_20_Text"><text:span text:style-name="T6">:8080 -p 50000:50000 -</text:span></text:span><text:span text:style-name="Source_20_Text"><text:span text:style-name="T11">v /home/fedavis/dockervol/jenkins:/var/jenkins_home </text:span></text:span><text:span text:style-name="Source_20_Text"><text:span text:style-name="T13">myjenkins</text:span></text:span></text:p>
      <text:p text:style-name="P1"><text:span text:style-name="Source_20_Text"><text:span text:style-name="T11"/></text:span></text:p>
      <text:p text:style-name="P33"><text:span text:style-name="Source_20_Text"><text:span text:style-name="T14">created 2 startup scripts</text:span></text:span></text:p>
      <text:p text:style-name="P33"><text:span text:style-name="Source_20_Text"><text:span text:style-name="T16">startup.sh<text:tab/><text:tab/></text:span></text:span><text:span text:style-name="Source_20_Text"><text:span text:style-name="T14"># <text:s/>This will start the container if not present</text:span></text:span></text:p>
      <text:p text:style-name="P33"><text:span text:style-name="Source_20_Text"><text:span text:style-name="T16">startCont.sh<text:tab/>#</text:span></text:span><text:span text:style-name="Source_20_Text"><text:span text:style-name="T14"> This will start the already present container</text:span></text:span></text:p>
      <text:p text:style-name="P33"><text:span text:style-name="Source_20_Text"><text:span text:style-name="T14"/></text:span></text:p>
      <text:p text:style-name="P2"><text:span text:style-name="Source_20_Text"><text:span text:style-name="T12">After this, I went and created a new repository.</text:span></text:span></text:p>
      <text:p text:style-name="P2"><text:span text:style-name="Source_20_Text"><text:span text:style-name="T12">This will be for my Dockerfile for building my image.</text:span></text:span></text:p>
      <text:p text:style-name="P2"><text:span text:style-name="Source_20_Text"><text:span text:style-name="T12">Using my <text:s/>newly created repo and token, on my machine</text:span></text:span></text:p>
      <text:p text:style-name="P12">I created ~/Course1Project2/dockercontainer/Course1Proj2DF</text:p>
      <text:p text:style-name="P5"><text:span text:style-name="T3">from there I cloned the repo: git clon </text:span><text:a xlink:type="simple" xlink:href="https://github.com/FranklinDavis1006/Course1Proj2DF.git" text:style-name="Internet_20_link" text:visited-style-name="Visited_20_Internet_20_Link"><text:span text:style-name="T3">https://github.com/FranklinDavis1006/Course1Proj2DF.git</text:span></text:a></text:p>
      <text:p text:style-name="P12"/>
      <text:p text:style-name="P12">I then created a simple Dockerfile. <text:s/>It will contain ubuntu latest, perform apt update, apt install -y iproute2 and apt install -y apache2</text:p>
      <text:p text:style-name="P12"/>
      <text:p text:style-name="P15"><text:soft-page-break/><text:span text:style-name="T7">I </text:span><text:span text:style-name="T6">performed a git add, git commit and git push. <text:s text:c="2"/>Ok. <text:s text:c="2"/>This token is a pain for commits.</text:span></text:p>
      <text:p text:style-name="P18"/>
      <text:p text:style-name="P19">I copied my public key to github. <text:s/></text:p>
      <text:p text:style-name="P16"><text:span text:style-name="T8">Testing ssh with ssh -t </text:span><text:a xlink:type="simple" xlink:href="mailto:git@github.com" text:style-name="Internet_20_link" text:visited-style-name="Visited_20_Internet_20_Link"><text:span text:style-name="T8">git@github.com</text:span></text:a></text:p>
      <text:p text:style-name="P19">Deleted my local repo that was up to date and in sync. <text:s/></text:p>
      <text:p text:style-name="P20">Cloned the repo with my set up ssh key.</text:p>
      <text:p text:style-name="P20"/>
      <text:p text:style-name="P15"><text:span text:style-name="T6">git clone </text:span><text:a xlink:type="simple" xlink:href="mailto:git@github.com" text:style-name="Internet_20_link" text:visited-style-name="Visited_20_Internet_20_Link"><text:span text:style-name="T6">git@github.com</text:span></text:a><text:span text:style-name="T6">:FranklinDavis1006/Course1Proj2DF.git</text:span></text:p>
      <text:p text:style-name="P18"/>
      <text:p text:style-name="P21">On main machine, to be able to put notes in repo. <text:s text:c="2"/>More work.</text:p>
      <text:p text:style-name="P21">In ~/.ssh</text:p>
      <text:p text:style-name="P21"><text:s text:c="3"/></text:p>
      <text:p text:style-name="P22"># Use id_ed25519_pjkat key for any git that uses @github.com-pjkat</text:p>
      <text:p text:style-name="P22">Host github.com-pjkat</text:p>
      <text:p text:style-name="P22"><text:s text:c="4"/>HostName github.com</text:p>
      <text:p text:style-name="P22"><text:s text:c="4"/>#User github</text:p>
      <text:p text:style-name="P22"><text:s text:c="4"/>#PreferredAuthentication publickey</text:p>
      <text:p text:style-name="P22"><text:s text:c="4"/>User git</text:p>
      <text:p text:style-name="P22"><text:s text:c="4"/>IdentityFile ~/.ssh/id_ed25519_pjkat</text:p>
      <text:p text:style-name="P22"><text:s text:c="8"/></text:p>
      <text:p text:style-name="P22"># Use id_ed25519_fedavispaDevOps_id_ed25519-devops</text:p>
      <text:p text:style-name="P22">Host github.com-devops</text:p>
      <text:p text:style-name="P22"><text:s text:c="4"/>HostName github.com</text:p>
      <text:p text:style-name="P22"><text:s text:c="4"/># <text:s text:c="3"/>PreferredAuthentication publickey</text:p>
      <text:p text:style-name="P22"><text:s text:c="4"/>User FranklinDavis1006</text:p>
      <text:p text:style-name="P22"><text:s text:c="4"/>IdentityFile ~/.ssh/fedavispaDevOps_id_ed25519</text:p>
      <text:p text:style-name="P21"/>
      <text:p text:style-name="P21">To test: </text:p>
      <text:p text:style-name="P17"><text:span text:style-name="T6"><text:tab/>ssh -T </text:span><text:a xlink:type="simple" xlink:href="mailto:git@github.com-devops" text:style-name="Internet_20_link" text:visited-style-name="Visited_20_Internet_20_Link"><text:span text:style-name="T6">git@github.com-devops</text:span></text:a></text:p>
      <text:p text:style-name="P21">or</text:p>
      <text:p text:style-name="P17"><text:span text:style-name="T6"><text:tab/>ssh -T </text:span><text:a xlink:type="simple" xlink:href="mailto:git@github.com-pj" text:style-name="Internet_20_link" text:visited-style-name="Visited_20_Internet_20_Link"><text:span text:style-name="T6">git@github.com-pj</text:span></text:a></text:p>
      <text:p text:style-name="P21"/>
      <text:p text:style-name="P21">Was able to clone the repo with</text:p>
      <text:p text:style-name="P21">git clone git@github.com-devops:FranklinDavis1006/Course1Proj2DF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consolas, monaco, monospace"/>
    <style:font-face style:name="apple-system" svg:font-family="apple-system, BlinkMacSystemFont, 'Segoe UI Adjusted', 'Segoe UI', 'Liberatio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6:02:24.781237127</meta:creation-date>
    <dc:date>2023-05-14T13:41:36.874007612</dc:date>
    <meta:editing-duration>PT4H28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92" meta:word-count="521" meta:character-count="4095" meta:non-whitespace-character-count="3589"/>
  </office:meta>
</office:document-meta>
</file>